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.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.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.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.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.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.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.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.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.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.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.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.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.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.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.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.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.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.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.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.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.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.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.3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.3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.4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.4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.4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.4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.4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.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.4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.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.5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.5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.5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.5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.5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.5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.5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.5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.6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.6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.6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.6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.6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.6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.6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.6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.7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.7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.7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.7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.7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.7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.7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.7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.8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.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.8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.8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.8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.8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.8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.8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.1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B.1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B.1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B.1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B.1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B.1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B.1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B.1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B.2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B.2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B.2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B.2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B.2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B.2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B.2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B.2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B.3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B.3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B.3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.3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B.3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B.3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B.3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B.3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B.4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B.4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B.4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B.4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B.4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B.4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B.4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B.4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B.5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B.5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B.5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.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.5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B.5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B.5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B.5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B.6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B.6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B.6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B.6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B.6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B.6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B.6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B.6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B.7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B.7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B.7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B.7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B.7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B.7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B.7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B.7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B.8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B.8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B.8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B.8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B.8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B.8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B.8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B.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30T16:16:39.992350512</meta:creation-date>
    <dc:date>2022-04-30T20:29:23.402600978</dc:date>
    <meta:editing-duration>PT4H2M32S</meta:editing-duration>
    <meta:editing-cycles>2</meta:editing-cycles>
    <meta:generator>LibreOffice/6.4.7.2$Linux_X86_64 LibreOffice_project/40$Build-2</meta:generator>
    <meta:document-statistic meta:table-count="1" meta:cell-count="256" meta:object-count="0"/>
  </office:meta>
</office:document-meta>
</file>